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start" fo:text-indent="0cm">
        <style:tab-stops>
          <style:tab-stop style:position="0.148cm"/>
        </style:tab-stops>
      </style:paragraph-properties>
      <style:text-properties fo:font-size="26pt"/>
    </style:style>
    <style:style style:name="P7" style:family="paragraph">
      <style:paragraph-properties fo:margin-left="0cm" fo:margin-right="0cm" fo:text-align="start" fo:text-indent="0cm"/>
      <style:text-properties fo:font-size="26pt"/>
    </style:style>
    <style:style style:name="P8" style:family="paragraph">
      <style:paragraph-properties fo:text-align="start"/>
      <style:text-properties fo:font-size="2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8pt" style:font-size-asian="28pt" style:font-size-complex="28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2.032cm" svg:y="0.493cm">
          <draw:text-box>
            <text:p text:style-name="P1"><text:span text:style-name="T1">HYMN #774</text:span></text:p>
            <text:p text:style-name="P1"><text:span text:style-name="T2">“</text:span><text:span text:style-name="T2">Feed Thy Children, God Most Ho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895cm" svg:y="0.548cm">
          <draw:text-box>
            <text:p text:style-name="P4"><text:span text:style-name="T3">1. </text:span><text:span text:style-name="T4">Feed Thy children, God most holy;</text:span><text:span text:style-name="T4"><text:line-break/></text:span><text:span text:style-name="T4">Comfort sinners poor and lowly.</text:span><text:span text:style-name="T4"><text:line-break/></text:span><text:span text:style-name="T4">O Thou Bread of Life from heaven,</text:span><text:span text:style-name="T4"><text:line-break/></text:span><text:span text:style-name="T4">Bless the food Thou here hast giv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2" draw:layer="layout" svg:width="24.384cm" svg:height="13.388cm" svg:x="1.778cm" svg:y="0.508cm">
          <draw:text-box>
            <text:p text:style-name="P1"><text:span text:style-name="T4">As these gifts the body nourish,</text:span><text:span text:style-name="T4"><text:line-break/></text:span><text:span text:style-name="T4">May our souls in graces flourish</text:span><text:span text:style-name="T4"><text:line-break/></text:span><text:span text:style-name="T4">Till with saints in heav’nly splendor</text:span><text:span text:style-name="T4"><text:line-break/></text:span><text:span text:style-name="T4">At Thy feast due thanks we render.</text:span></text:p>
            <text:p text:style-name="P6"><text:span text:style-name="T5"><text:line-break/></text:span><text:span text:style-name="T5"/></text:p>
            <text:p text:style-name="P6"><text:span text:style-name="T6">© 1941 Concordia Publishing House.</text:span></text:p>
            <text:p text:style-name="P7"><text:span text:style-name="T6">Used by permission:</text:span></text:p>
            <text:p text:style-name="P7"><text:span text:style-name="T6">LSB Hymn License</text:span></text:p>
            <text:p text:style-name="P8"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29:11.217000000</meta:creation-date>
    <dc:title>Blue template</dc:title>
    <meta:editing-duration>PT9M55S</meta:editing-duration>
    <meta:editing-cycles>5</meta:editing-cycles>
    <meta:generator>LibreOffice/6.1.5.2$Windows_X86_64 LibreOffice_project/90f8dcf33c87b3705e78202e3df5142b201bd805</meta:generator>
    <dc:date>2019-04-29T22:06:26.742000000</dc:date>
    <meta:document-statistic meta:object-count="30"/>
  </office:meta>
</office:document-meta>
</file>